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294e1" officeooo:paragraph-rsid="000294e1"/>
    </style:style>
    <style:style style:name="P2" style:family="paragraph" style:parent-style-name="Text_20_body">
      <style:text-properties officeooo:rsid="000294e1" officeooo:paragraph-rsid="000344f8"/>
    </style:style>
    <style:style style:name="P3" style:family="paragraph" style:parent-style-name="Text_20_body">
      <style:text-properties officeooo:rsid="000ea66b" officeooo:paragraph-rsid="0021119c"/>
    </style:style>
    <style:style style:name="P4" style:family="paragraph" style:parent-style-name="Text_20_body">
      <style:text-properties officeooo:rsid="000ea66b" officeooo:paragraph-rsid="00bea9e1"/>
    </style:style>
    <style:style style:name="P5" style:family="paragraph" style:parent-style-name="Text_20_body">
      <style:text-properties officeooo:rsid="000ea66b" officeooo:paragraph-rsid="00c194c1"/>
    </style:style>
    <style:style style:name="P6" style:family="paragraph" style:parent-style-name="Title">
      <style:text-properties officeooo:rsid="000294e1" officeooo:paragraph-rsid="000294e1"/>
    </style:style>
    <style:style style:name="P7" style:family="paragraph" style:parent-style-name="Subtitle">
      <style:text-properties officeooo:rsid="000294e1" officeooo:paragraph-rsid="000294e1"/>
    </style:style>
    <style:style style:name="P8" style:family="paragraph" style:parent-style-name="Standard">
      <style:text-properties officeooo:rsid="000294e1" officeooo:paragraph-rsid="00c790fb"/>
    </style:style>
    <style:style style:name="P9" style:family="paragraph" style:parent-style-name="Heading_20_1">
      <style:paragraph-properties fo:text-align="center" style:justify-single-word="false" fo:break-before="page"/>
      <style:text-properties officeooo:rsid="000ea66b" officeooo:paragraph-rsid="0021119c"/>
    </style:style>
    <style:style style:name="P10" style:family="paragraph" style:parent-style-name="Heading_20_1">
      <style:paragraph-properties fo:text-align="center" style:justify-single-word="false" fo:break-before="page"/>
      <style:text-properties officeooo:rsid="00bea9e1" officeooo:paragraph-rsid="00bea9e1"/>
    </style:style>
    <style:style style:name="P11" style:family="paragraph" style:parent-style-name="Heading_20_1">
      <style:paragraph-properties fo:text-align="center" style:justify-single-word="false" fo:break-before="page"/>
      <style:text-properties officeooo:rsid="00bea9e1" officeooo:paragraph-rsid="00c194c1"/>
    </style:style>
    <style:style style:name="P12" style:family="paragraph" style:parent-style-name="Heading_20_1">
      <style:paragraph-properties fo:text-align="center" style:justify-single-word="false" fo:break-before="page"/>
      <style:text-properties officeooo:rsid="00c0983f" officeooo:paragraph-rsid="00c0983f"/>
    </style:style>
    <style:style style:name="P13" style:family="paragraph" style:parent-style-name="Heading_20_1">
      <style:paragraph-properties fo:text-align="center" style:justify-single-word="false" fo:break-before="page"/>
      <style:text-properties officeooo:rsid="00c790fb" officeooo:paragraph-rsid="00c790fb"/>
    </style:style>
    <style:style style:name="P14" style:family="paragraph" style:parent-style-name="Text_20_body">
      <style:text-properties officeooo:rsid="000ea66b" officeooo:paragraph-rsid="00c790fb"/>
    </style:style>
    <style:style style:name="P15" style:family="paragraph" style:parent-style-name="Text_20_body" style:list-style-name="L1">
      <style:paragraph-properties fo:margin-top="0in" fo:margin-bottom="0.0575in" loext:contextual-spacing="false"/>
      <style:text-properties officeooo:rsid="000344f8" officeooo:paragraph-rsid="000344f8"/>
    </style:style>
    <style:style style:name="T1" style:family="text">
      <style:text-properties officeooo:rsid="000344f8"/>
    </style:style>
    <style:style style:name="T2" style:family="text">
      <style:text-properties officeooo:rsid="00083219"/>
    </style:style>
    <style:style style:name="T3" style:family="text">
      <style:text-properties officeooo:rsid="00c194c1"/>
    </style:style>
    <style:style style:name="T4" style:family="text">
      <style:text-properties officeooo:rsid="00c5f4b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o’s Halo Whitepapers:</text:p>
      <text:p text:style-name="P7"><text:span text:style-name="T1">Halo 1 </text:span>Mapfiles</text:p>
      <text:p text:style-name="P1"/>
      <text:p text:style-name="P2"><text:tab/><text:span text:style-name="T4">This document will attempt to explain in clear and unambiguous(but not necessarily concise) words how to parse Halo 1 map files. This document will cover not only parsing the basic parts of the map(like the header and tag index), but other VERY important things, such as how to locate and parse a models verts/tris, how to determine if a bitmaps pixel data/sounds sample data is in a resource map, etc. The following map file formats will be covered:</text:span></text:p>
      <text:list xml:id="list1442874316412982709" text:style-name="L1">
        <text:list-item>
          <text:p text:style-name="P15">PC/PC Demo/CE/Xbox Halo 1</text:p>
        </text:list-item>
        <text:list-item>
          <text:p text:style-name="P15">PC/Xbox Stubbs the Zombie</text:p>
        </text:list-item>
        <text:list-item>
          <text:p text:style-name="P15">PC/CE Resource maps</text:p>
        </text:list-item>
      </text:list>
      <text:p text:style-name="P2"><text:tab/><text:span text:style-name="T2">This whitepaper will not cover specific tag types in much detail, as my Reclaimer library already provides clear and concise structure definitions for every one of them. However, this paper will cover how certain fields in certain tags differ between their tag and metadata forms. Lastly, all fields in a mapfile structure (including tags in their metadata form) use little endian byteorder, while all fields in a tag(in tagfile form) use big endian byteorder(unless explicitly specified).</text:span></text:p>
      <text:h text:style-name="P9" text:outline-level="1">Mapfile overview</text:h>
      <text:p text:style-name="P3"/>
      <text:h text:style-name="P10" text:outline-level="1">Reading bitmaps</text:h>
      <text:p text:style-name="P4"/>
      <text:h text:style-name="P10" text:outline-level="1">Reading sounds</text:h>
      <text:p text:style-name="P4"/>
      <text:h text:style-name="P10" text:outline-level="1">Reading models</text:h>
      <text:p text:style-name="P5"/>
      <text:h text:style-name="P11" text:outline-level="1">Reading <text:span text:style-name="T3">animations</text:span></text:h>
      <text:p text:style-name="P5"/>
      <text:h text:style-name="P12" text:outline-level="1">Lightmap (de)compression</text:h>
      <text:p text:style-name="P8"/>
      <text:h text:style-name="P13" text:outline-level="1">Metadata vs tagdata differences</text:h>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3:38:49.713000000</meta:creation-date>
    <meta:generator>LibreOffice/5.2.4.2$Windows_x86 LibreOffice_project/3d5603e1122f0f102b62521720ab13a38a4e0eb0</meta:generator>
    <dc:date>2017-11-25T01:39:14.473000000</dc:date>
    <meta:editing-duration>P1DT6H18M40S</meta:editing-duration>
    <meta:editing-cycles>178</meta:editing-cycles>
    <meta:document-statistic meta:table-count="0" meta:image-count="0" meta:object-count="0" meta:page-count="8" meta:paragraph-count="14" meta:word-count="190" meta:character-count="1182" meta:non-whitespace-character-count="1007"/>
  </office:meta>
</office:document-meta>
</file>